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Arial" style:font-charset="x-symbol" svg:font-family="Symbol,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2" style:master-page-name="MP0" style:family="paragraph">
      <style:paragraph-properties fo:break-before="page"/>
      <style:text-properties fo:language="en" fo:country="US"/>
    </style:style>
    <style:style style:name="S1" style:family="section">
      <style:section-properties fo:margin-left="0in" fo:margin-right="0in" style:writing-mode="lr-tb"/>
    </style:style>
    <style:style style:name="P2" style:parent-style-name="Textbody" style:family="paragraph">
      <style:text-properties fo:language="en" fo:country="US"/>
    </style:style>
    <style:style style:name="S2" style:family="section">
      <style:section-properties fo:margin-left="0in" fo:margin-right="0in" style:writing-mode="lr-tb"/>
    </style:style>
    <style:style style:name="P3" style:parent-style-name="Heading2" style:family="paragraph">
      <style:text-properties fo:language="en" fo:country="US"/>
    </style:style>
    <style:style style:name="P4" style:parent-style-name="Textbody" style:family="paragraph">
      <style:text-properties fo:language="en" fo:country="US"/>
    </style:style>
    <style:style style:name="P5" style:parent-style-name="Textbody" style:family="paragraph">
      <style:text-properties fo:language="en" fo:country="US"/>
    </style:style>
    <style:style style:name="P6" style:parent-style-name="Textbody" style:family="paragraph">
      <style:text-properties fo:language="en" fo:country="US"/>
    </style:style>
    <style:style style:name="P7" style:parent-style-name="Textbody" style:family="paragraph">
      <style:paragraph-properties fo:text-indent="0.4902in"/>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Textbody" style:family="paragraph"/>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Textbody" style:family="paragraph">
      <style:text-properties fo:language="en" fo:country="US"/>
    </style:style>
    <style:style style:name="P14" style:parent-style-name="Textbody" style:family="paragraph">
      <style:text-properties fo:language="en" fo:country="US"/>
    </style:style>
    <style:style style:name="P15" style:parent-style-name="Textbody" style:family="paragraph">
      <style:text-properties fo:language="en" fo:country="US"/>
    </style:style>
    <style:style style:name="P16" style:parent-style-name="Textbody" style:family="paragraph">
      <style:text-properties fo:language="en" fo:country="US"/>
    </style:style>
    <style:style style:name="S3" style:family="section">
      <style:section-properties fo:margin-left="0in" fo:margin-right="0in" style:writing-mode="lr-tb"/>
    </style:style>
    <style:style style:name="T17" style:parent-style-name="DefaultParagraphFont" style:family="text">
      <style:text-properties fo:language="en" fo:country="US"/>
    </style:style>
    <style:style style:name="T18" style:parent-style-name="DefaultParagraphFont" style:family="text">
      <style:text-properties style:font-name="Segoe UI"/>
    </style:style>
    <style:style style:name="T19" style:parent-style-name="DefaultParagraphFont" style:family="text">
      <style:text-properties style:font-name="Segoe UI"/>
    </style:style>
    <style:style style:name="T20" style:parent-style-name="DefaultParagraphFont" style:family="text">
      <style:text-properties fo:language="en" fo:country="US"/>
    </style:style>
    <style:style style:name="P21" style:parent-style-name="Textbody" style:family="paragraph">
      <style:text-properties fo:language="en" fo:country="US"/>
    </style:style>
    <style:style style:name="P22" style:parent-style-name="Textbody" style:family="paragraph">
      <style:text-properties fo:language="en" fo:country="US"/>
    </style:style>
    <style:style style:name="P23" style:parent-style-name="Textbody" style:family="paragraph">
      <style:text-properties fo:language="en" fo:country="US"/>
    </style:style>
    <style:style style:name="P24" style:parent-style-name="Textbody" style:family="paragraph">
      <style:text-properties fo:language="en" fo:country="US"/>
    </style:style>
    <style:style style:name="P25" style:parent-style-name="Textbody" style:family="paragraph">
      <style:text-properties fo:language="en" fo:country="US"/>
    </style:style>
    <style:style style:name="S4" style:family="section">
      <style:section-properties fo:margin-left="0in" fo:margin-right="0in" style:writing-mode="lr-tb"/>
    </style:style>
    <style:style style:name="T26" style:parent-style-name="DefaultParagraphFont" style:family="text">
      <style:text-properties fo:language="en" fo:country="US"/>
    </style:style>
    <style:style style:name="T27" style:parent-style-name="DefaultParagraphFont" style:family="text">
      <style:text-properties style:font-name="Segoe UI"/>
    </style:style>
    <style:style style:name="T28" style:parent-style-name="DefaultParagraphFont" style:family="text">
      <style:text-properties fo:language="en" fo:country="US"/>
    </style:style>
    <style:style style:name="P29" style:parent-style-name="Textbody" style:family="paragraph">
      <style:text-properties fo:language="en" fo:country="US"/>
    </style:style>
    <style:style style:name="P30" style:parent-style-name="Textbody" style:family="paragraph">
      <style:text-properties fo:language="en" fo:country="US"/>
    </style:style>
    <style:style style:name="P31" style:parent-style-name="Textbody" style:family="paragraph">
      <style:text-properties fo:language="en" fo:country="US"/>
    </style:style>
    <style:style style:name="P32" style:parent-style-name="Textbody" style:family="paragraph">
      <style:text-properties fo:language="en" fo:country="US"/>
    </style:style>
    <style:style style:name="P33" style:parent-style-name="Textbody" style:family="paragraph">
      <style:text-properties fo:language="en" fo:country="US"/>
    </style:style>
    <style:style style:name="P34" style:parent-style-name="Heading2" style:family="paragraph">
      <style:text-properties fo:language="en" fo:country="US"/>
    </style:style>
    <style:style style:name="S5" style:family="section">
      <style:section-properties fo:margin-left="0in" fo:margin-right="0in" style:writing-mode="lr-tb"/>
    </style:style>
    <style:style style:name="P35" style:parent-style-name="Standard" style:family="paragraph">
      <style:text-properties fo:language="en" fo:country="US"/>
    </style:style>
    <style:style style:name="P36" style:parent-style-name="Textbody" style:family="paragraph">
      <style:text-properties fo:language="en" fo:country="US"/>
    </style:style>
    <style:style style:name="P37" style:parent-style-name="Heading2" style:family="paragraph">
      <style:text-properties fo:language="en" fo:country="US"/>
    </style:style>
    <style:style style:name="P38" style:parent-style-name="Textbody" style:family="paragraph">
      <style:text-properties fo:language="en" fo:country="US"/>
    </style:style>
    <style:style style:name="T39" style:parent-style-name="DefaultParagraphFont" style:family="text">
      <style:text-properties fo:font-weight="bold" style:font-weight-asian="bold" fo:language="en" fo:country="US"/>
    </style:style>
    <style:style style:name="T40" style:parent-style-name="DefaultParagraphFont" style:family="text">
      <style:text-properties fo:language="en" fo:country="US"/>
    </style:style>
    <style:style style:name="P41" style:parent-style-name="Textbody" style:family="paragraph">
      <style:paragraph-properties fo:margin-left="0.75in" fo:text-indent="-0.25in">
        <style:tab-stops/>
      </style:paragraph-properties>
    </style:style>
    <style:style style:name="T42" style:parent-style-name="DefaultParagraphFont" style:family="text">
      <style:text-properties style:font-name="Symbol, Arial" fo:language="en" fo:country="US"/>
    </style:style>
    <style:style style:name="T43" style:parent-style-name="DefaultParagraphFont" style:family="text">
      <style:text-properties fo:language="en" fo:country="US"/>
    </style:style>
    <style:style style:name="P44" style:parent-style-name="Textbody" style:family="paragraph">
      <style:paragraph-properties fo:margin-left="0.75in" fo:text-indent="-0.25in">
        <style:tab-stops/>
      </style:paragraph-properties>
    </style:style>
    <style:style style:name="T45" style:parent-style-name="DefaultParagraphFont" style:family="text">
      <style:text-properties style:font-name="Symbol, Arial" fo:language="en" fo:country="US"/>
    </style:style>
    <style:style style:name="T46" style:parent-style-name="DefaultParagraphFont" style:family="text">
      <style:text-properties fo:language="en" fo:country="US"/>
    </style:style>
    <style:style style:name="P47" style:parent-style-name="Textbody" style:family="paragraph">
      <style:text-properties fo:language="en" fo:country="US"/>
    </style:style>
    <style:style style:name="P48" style:parent-style-name="Textbody" style:family="paragraph">
      <style:text-properties fo:language="en" fo:country="US"/>
    </style:style>
    <style:style style:name="P49" style:parent-style-name="Textbody" style:family="paragraph">
      <style:paragraph-properties style:line-height-at-least="0.25in" fo:text-indent="-0.25in"/>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font-weight="bold" style:font-weight-asian="bold"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font-weight="bold" style:font-weight-asian="bold" fo:language="en" fo:country="US"/>
    </style:style>
    <style:style style:name="T56" style:parent-style-name="DefaultParagraphFont" style:family="text">
      <style:text-properties fo:font-weight="bold" style:font-weight-asian="bold" fo:language="en" fo:country="US"/>
    </style:style>
    <style:style style:name="T57" style:parent-style-name="DefaultParagraphFont" style:family="text">
      <style:text-properties fo:language="en" fo:country="US"/>
    </style:style>
    <style:style style:name="T58" style:parent-style-name="DefaultParagraphFont" style:family="text">
      <style:text-properties fo:font-weight="bold" style:font-weight-asian="bold"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font-weight="bold" style:font-weight-asian="bold" fo:language="en" fo:country="US"/>
    </style:style>
    <style:style style:name="T62" style:parent-style-name="DefaultParagraphFont" style:family="text">
      <style:text-properties fo:language="en" fo:country="US"/>
    </style:style>
    <style:style style:name="T63" style:parent-style-name="DefaultParagraphFont" style:family="text">
      <style:text-properties fo:font-weight="bold" style:font-weight-asian="bold" fo:language="en" fo:country="US"/>
    </style:style>
    <style:style style:name="T64" style:parent-style-name="DefaultParagraphFont" style:family="text">
      <style:text-properties fo:language="en" fo:country="US"/>
    </style:style>
    <style:style style:name="T65" style:parent-style-name="DefaultParagraphFont" style:family="text">
      <style:text-properties fo:font-weight="bold" style:font-weight-asian="bold" fo:language="en" fo:country="US"/>
    </style:style>
    <style:style style:name="T66" style:parent-style-name="DefaultParagraphFont" style:family="text">
      <style:text-properties fo:language="en" fo:country="US"/>
    </style:style>
    <style:style style:name="P67" style:parent-style-name="Textbody" style:family="paragraph">
      <style:paragraph-properties fo:margin-bottom="0in" style:line-height-at-least="0.25in" fo:text-indent="-0.25in"/>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font-weight="bold" style:font-weight-asian="bold" fo:language="en" fo:country="US"/>
    </style:style>
    <style:style style:name="T71" style:parent-style-name="DefaultParagraphFont" style:family="text">
      <style:text-properties fo:language="en" fo:country="US"/>
    </style:style>
    <style:style style:name="T72" style:parent-style-name="DefaultParagraphFont" style:family="text">
      <style:text-properties fo:font-weight="bold" style:font-weight-asian="bold"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font-weight="bold" style:font-weight-asian="bold"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font-weight="bold" style:font-weight-asian="bold" fo:language="en" fo:country="US"/>
    </style:style>
    <style:style style:name="T79" style:parent-style-name="DefaultParagraphFont" style:family="text">
      <style:text-properties fo:language="en" fo:country="US"/>
    </style:style>
    <style:style style:name="T80" style:parent-style-name="DefaultParagraphFont" style:family="text">
      <style:text-properties fo:font-weight="bold" style:font-weight-asian="bold" fo:language="en" fo:country="US"/>
    </style:style>
    <style:style style:name="T81" style:parent-style-name="DefaultParagraphFont" style:family="text">
      <style:text-properties fo:language="en" fo:country="US"/>
    </style:style>
    <style:style style:name="T82" style:parent-style-name="DefaultParagraphFont" style:family="text">
      <style:text-properties fo:font-weight="bold" style:font-weight-asian="bold" fo:language="en" fo:country="US"/>
    </style:style>
    <style:style style:name="T83" style:parent-style-name="DefaultParagraphFont" style:family="text">
      <style:text-properties fo:language="en" fo:country="US"/>
    </style:style>
    <style:style style:name="T84" style:parent-style-name="DefaultParagraphFont" style:family="text">
      <style:text-properties fo:font-weight="bold" style:font-weight-asian="bold"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P87" style:parent-style-name="Textbody" style:family="paragraph">
      <style:paragraph-properties style:line-height-at-least="0.25in" fo:text-indent="-0.25in"/>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font-weight="bold" style:font-weight-asian="bold" fo:language="en" fo:country="US"/>
    </style:style>
    <style:style style:name="T91" style:parent-style-name="DefaultParagraphFont" style:family="text">
      <style:text-properties fo:language="en" fo:country="US"/>
    </style:style>
    <style:style style:name="P92" style:parent-style-name="Textbody" style:family="paragraph">
      <style:paragraph-properties fo:margin-bottom="0in" style:line-height-at-least="0.25in" fo:text-indent="-0.25in"/>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T95" style:parent-style-name="DefaultParagraphFont" style:family="text">
      <style:text-properties fo:font-weight="bold" style:font-weight-asian="bold" fo:language="en" fo:country="US"/>
    </style:style>
    <style:style style:name="T96" style:parent-style-name="DefaultParagraphFont" style:family="text">
      <style:text-properties fo:language="en" fo:country="US"/>
    </style:style>
    <style:style style:name="P97" style:parent-style-name="Textbody" style:family="paragraph">
      <style:paragraph-properties fo:margin-bottom="0in" style:line-height-at-least="0.25in" fo:text-indent="-0.25in"/>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font-weight="bold" style:font-weight-asian="bold" fo:language="en" fo:country="US"/>
    </style:style>
    <style:style style:name="T105" style:parent-style-name="DefaultParagraphFont" style:family="text">
      <style:text-properties fo:language="en" fo:country="US"/>
    </style:style>
    <style:style style:name="P106" style:parent-style-name="Textbody" style:family="paragraph">
      <style:text-properties fo:language="en" fo:country="US"/>
    </style:style>
    <style:style style:name="P107" style:parent-style-name="Heading2" style:family="paragraph">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font-weight="bold" style:font-weight-asian="bold" fo:language="en" fo:country="US"/>
    </style:style>
    <style:style style:name="T111" style:parent-style-name="DefaultParagraphFont" style:family="text">
      <style:text-properties fo:language="en" fo:country="US"/>
    </style:style>
    <style:style style:name="P112" style:parent-style-name="Textbody" style:family="paragraph">
      <style:text-properties fo:language="en" fo:country="US"/>
    </style:style>
    <style:style style:name="P113" style:parent-style-name="Textbody" style:family="paragraph">
      <style:text-properties fo:language="en" fo:country="US"/>
    </style:style>
    <style:style style:name="P114" style:parent-style-name="Textbody" style:family="paragraph">
      <style:text-properties fo:language="en" fo:country="US"/>
    </style:style>
    <style:style style:name="P115" style:parent-style-name="Textbody" style:family="paragraph">
      <style:text-properties fo:language="en" fo:country="US"/>
    </style:style>
    <style:style style:name="P116" style:parent-style-name="Textbody" style:family="paragraph">
      <style:text-properties fo:language="en" fo:country="US"/>
    </style:style>
    <style:style style:name="T117" style:parent-style-name="DefaultParagraphFont" style:family="text">
      <style:text-properties fo:font-weight="bold" style:font-weight-asian="bold"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T130" style:parent-style-name="DefaultParagraphFont" style:family="text">
      <style:text-properties fo:language="en" fo:country="US"/>
    </style:style>
    <style:style style:name="P131" style:parent-style-name="Textbody" style:family="paragraph">
      <style:text-properties fo:language="en" fo:country="US"/>
    </style:style>
    <style:style style:name="P132" style:parent-style-name="Textbody" style:family="paragraph">
      <style:text-properties fo:language="en" fo:country="US"/>
    </style:style>
    <style:style style:name="P133" style:parent-style-name="Textbody" style:family="paragraph">
      <style:text-properties fo:language="en" fo:country="US"/>
    </style:style>
    <style:style style:name="T134" style:parent-style-name="DefaultParagraphFont" style:family="text">
      <style:text-properties fo:language="en" fo:country="US"/>
    </style:style>
    <style:style style:name="P135" style:parent-style-name="Textbody" style:family="paragraph">
      <style:text-properties fo:language="en" fo:country="US"/>
    </style:style>
    <style:style style:name="P136" style:parent-style-name="Textbody" style:family="paragraph">
      <style:text-properties fo:language="en" fo:country="US"/>
    </style:style>
    <style:style style:name="P137" style:parent-style-name="Textbody" style:family="paragraph">
      <style:text-properties fo:language="en" fo:country="US"/>
    </style:style>
    <style:style style:name="P138" style:parent-style-name="Textbody" style:family="paragraph">
      <style:text-properties fo:language="en" fo:country="US"/>
    </style:style>
    <style:style style:name="P139" style:parent-style-name="Textbody" style:family="paragraph">
      <style:text-properties fo:language="en" fo:country="US"/>
    </style:style>
    <style:style style:name="P140" style:parent-style-name="Heading3" style:family="paragraph">
      <style:text-properties fo:language="en" fo:country="US"/>
    </style:style>
    <style:style style:name="P141" style:parent-style-name="Textbody" style:family="paragraph">
      <style:text-properties fo:language="en" fo:country="US"/>
    </style:style>
    <style:style style:name="P142" style:parent-style-name="Textbody" style:family="paragraph">
      <style:text-properties fo:language="en" fo:country="US"/>
    </style:style>
    <style:style style:name="P143" style:parent-style-name="Textbody" style:family="paragraph">
      <style:paragraph-properties fo:text-indent="0.4902in"/>
      <style:text-properties fo:language="en" fo:country="US"/>
    </style:style>
    <style:style style:name="P144" style:parent-style-name="Textbody" style:family="paragraph">
      <style:text-properties fo:language="en" fo:country="US"/>
    </style:style>
    <style:style style:name="P145" style:parent-style-name="Textbody" style:family="paragraph">
      <style:text-properties fo:language="en" fo:country="US"/>
    </style:style>
    <style:style style:name="P146" style:parent-style-name="Textbody" style:family="paragraph">
      <style:text-properties fo:language="en" fo:country="US"/>
    </style:style>
    <style:style style:name="P147" style:parent-style-name="Textbody" style:family="paragraph">
      <style:text-properties fo:language="en" fo:country="US"/>
    </style:style>
    <style:style style:name="S6" style:family="section">
      <style:section-properties fo:margin-left="0in" fo:margin-right="0in" style:writing-mode="lr-tb"/>
    </style:style>
    <style:style style:name="P148" style:parent-style-name="Heading2" style:family="paragraph">
      <style:text-properties fo:language="en" fo:country="US"/>
    </style:style>
    <style:style style:name="P149" style:parent-style-name="Textbody" style:family="paragraph">
      <style:text-properties fo:language="en" fo:country="US"/>
    </style:style>
    <style:style style:name="P150" style:parent-style-name="Textbody" style:family="paragraph">
      <style:text-properties fo:language="en" fo:country="US"/>
    </style:style>
    <style:style style:name="S7" style:family="section">
      <style:section-properties fo:margin-left="0in" fo:margin-right="0in" style:writing-mode="lr-tb"/>
    </style:style>
    <style:style style:name="T151" style:parent-style-name="DefaultParagraphFont" style:family="text">
      <style:text-properties fo:language="en" fo:country="US"/>
    </style:style>
    <style:style style:name="T152" style:parent-style-name="DefaultParagraphFont" style:family="text">
      <style:text-properties style:font-name="Segoe UI"/>
    </style:style>
    <style:style style:name="T153" style:parent-style-name="DefaultParagraphFont" style:family="text">
      <style:text-properties fo:language="en" fo:country="US"/>
    </style:style>
    <style:style style:name="P154" style:parent-style-name="Textbody" style:family="paragraph">
      <style:text-properties fo:language="en" fo:country="US"/>
    </style:style>
    <style:style style:name="P155" style:parent-style-name="Textbody" style:family="paragraph">
      <style:text-properties fo:language="en" fo:country="US"/>
    </style:style>
    <style:style style:name="P156" style:parent-style-name="Textbody" style:family="paragraph">
      <style:text-properties fo:language="en" fo:country="US"/>
    </style:style>
    <style:style style:name="P157" style:parent-style-name="Textbody" style:family="paragraph">
      <style:paragraph-properties fo:text-indent="0.2944in"/>
      <style:text-properties fo:language="en" fo:country="US"/>
    </style:style>
    <style:style style:name="P158" style:parent-style-name="Textbody" style:family="paragraph">
      <style:text-properties fo:language="en" fo:country="US"/>
    </style:style>
    <style:style style:name="P159" style:parent-style-name="Textbody" style:family="paragraph">
      <style:text-properties fo:language="en" fo:country="US"/>
    </style:style>
    <style:style style:name="S8" style:family="section">
      <style:section-properties fo:margin-left="0in" fo:margin-right="0in" style:writing-mode="lr-tb"/>
    </style:style>
    <style:style style:name="P160" style:parent-style-name="Standard" style:family="paragraph">
      <style:text-properties fo:language="en" fo:country="US"/>
    </style:style>
    <style:style style:name="P161" style:parent-style-name="Standard" style:family="paragraph">
      <style:text-properties fo:language="en" fo:country="US"/>
    </style:style>
    <style:style style:name="P162" style:parent-style-name="Heading1" style:family="paragraph">
      <style:text-properties fo:language="en" fo:country="US"/>
    </style:style>
    <style:style style:name="P163" style:parent-style-name="Heading1" style:family="paragraph">
      <style:paragraph-properties fo:break-before="page"/>
      <style:text-properties fo:language="en" fo:country="US"/>
    </style:style>
    <style:style style:name="P164" style:parent-style-name="Textbody" style:family="paragraph">
      <style:text-properties fo:language="en" fo:country="US"/>
    </style:style>
    <style:style style:name="P165" style:parent-style-name="Heading2" style:family="paragraph">
      <style:text-properties fo:language="en" fo:country="US"/>
    </style:style>
    <style:style style:name="P166" style:parent-style-name="Textbody" style:family="paragraph">
      <style:text-properties fo:language="en" fo:country="US"/>
    </style:style>
    <style:style style:name="P167" style:parent-style-name="Textbody" style:family="paragraph">
      <style:text-properties fo:language="en" fo:country="US"/>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T170" style:parent-style-name="DefaultParagraphFont" style:family="text">
      <style:text-properties fo:font-weight="bold" style:font-weight-asian="bold"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font-weight="bold" style:font-weight-asian="bold" fo:language="en" fo:country="US"/>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font-weight="bold" style:font-weight-asian="bold" fo:language="en" fo:country="US"/>
    </style:style>
    <style:style style:name="T179" style:parent-style-name="DefaultParagraphFont" style:family="text">
      <style:text-properties fo:language="en" fo:country="US"/>
    </style:style>
    <style:style style:name="T180" style:parent-style-name="DefaultParagraphFont" style:family="text">
      <style:text-properties fo:language="en" fo:country="US"/>
    </style:style>
    <style:style style:name="T181" style:parent-style-name="DefaultParagraphFont" style:family="text">
      <style:text-properties fo:font-weight="bold" style:font-weight-asian="bold"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font-weight="bold" style:font-weight-asian="bold" fo:language="en" fo:country="US"/>
    </style:style>
    <style:style style:name="T186" style:parent-style-name="DefaultParagraphFont" style:family="text">
      <style:text-properties fo:font-weight="bold" style:font-weight-asian="bold" fo:language="en" fo:country="US"/>
    </style:style>
    <style:style style:name="T187" style:parent-style-name="DefaultParagraphFont" style:family="text">
      <style:text-properties fo:language="en" fo:country="US"/>
    </style:style>
    <style:style style:name="T188" style:parent-style-name="DefaultParagraphFont" style:family="text">
      <style:text-properties fo:font-weight="bold" style:font-weight-asian="bold"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T191" style:parent-style-name="DefaultParagraphFont" style:family="text">
      <style:text-properties fo:font-weight="bold" style:font-weight-asian="bold" fo:language="en" fo:country="U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font-weight="bold" style:font-weight-asian="bold"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T198" style:parent-style-name="DefaultParagraphFont" style:family="text">
      <style:text-properties fo:font-weight="bold" style:font-weight-asian="bold" fo:language="en" fo:country="US"/>
    </style:style>
    <style:style style:name="T199" style:parent-style-name="DefaultParagraphFont" style:family="text">
      <style:text-properties fo:language="en" fo:country="US"/>
    </style:style>
    <style:style style:name="T200" style:parent-style-name="DefaultParagraphFont" style:family="text">
      <style:text-properties fo:font-weight="bold" style:font-weight-asian="bold"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T203" style:parent-style-name="DefaultParagraphFont" style:family="text">
      <style:text-properties fo:language="en" fo:country="US"/>
    </style:style>
    <style:style style:name="P204" style:parent-style-name="Textbody" style:family="paragraph">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T207" style:parent-style-name="DefaultParagraphFont" style:family="text">
      <style:text-properties fo:font-weight="bold" style:font-weight-asian="bold" fo:language="en" fo:country="US"/>
    </style:style>
    <style:style style:name="T208" style:parent-style-name="DefaultParagraphFont" style:family="text">
      <style:text-properties fo:language="en" fo:country="US"/>
    </style:style>
    <style:style style:name="T209" style:parent-style-name="DefaultParagraphFont" style:family="text">
      <style:text-properties fo:font-weight="bold" style:font-weight-asian="bold" fo:language="en" fo:country="US"/>
    </style:style>
    <style:style style:name="T210" style:parent-style-name="DefaultParagraphFont" style:family="text">
      <style:text-properties fo:language="en" fo:country="US"/>
    </style:style>
    <style:style style:name="P211" style:parent-style-name="Heading2" style:family="paragraph">
      <style:text-properties fo:language="en" fo:country="US"/>
    </style:style>
    <style:style style:name="P212" style:parent-style-name="Textbody" style:family="paragraph">
      <style:text-properties fo:language="en" fo:country="US"/>
    </style:style>
    <style:style style:name="T213" style:parent-style-name="DefaultParagraphFont" style:family="text">
      <style:text-properties fo:font-weight="bold" style:font-weight-asian="bold" fo:language="en" fo:country="US"/>
    </style:style>
    <style:style style:name="T214" style:parent-style-name="DefaultParagraphFont" style:family="text">
      <style:text-properties fo:language="en" fo:country="US"/>
    </style:style>
    <style:style style:name="T215" style:parent-style-name="DefaultParagraphFont" style:family="text">
      <style:text-properties fo:font-weight="bold" style:font-weight-asian="bold" fo:language="en" fo:country="US"/>
    </style:style>
    <style:style style:name="T216" style:parent-style-name="DefaultParagraphFont" style:family="text">
      <style:text-properties fo:language="en" fo:country="US"/>
    </style:style>
    <style:style style:name="P217" style:parent-style-name="Textbody" style:family="paragraph">
      <style:paragraph-properties fo:margin-left="0.75in" fo:text-indent="-0.25in">
        <style:tab-stops/>
      </style:paragraph-properties>
    </style:style>
    <style:style style:name="T218" style:parent-style-name="DefaultParagraphFont" style:family="text">
      <style:text-properties style:font-name="Symbol, Arial" fo:language="en" fo:country="US"/>
    </style:style>
    <style:style style:name="T219" style:parent-style-name="DefaultParagraphFont" style:family="text">
      <style:text-properties fo:language="en" fo:country="US"/>
    </style:style>
    <style:style style:name="P220" style:parent-style-name="Textbody" style:family="paragraph">
      <style:paragraph-properties fo:margin-left="0.75in" fo:text-indent="-0.25in">
        <style:tab-stops/>
      </style:paragraph-properties>
    </style:style>
    <style:style style:name="T221" style:parent-style-name="DefaultParagraphFont" style:family="text">
      <style:text-properties style:font-name="Symbol, Arial" fo:language="en" fo:country="US"/>
    </style:style>
    <style:style style:name="T222" style:parent-style-name="DefaultParagraphFont" style:family="text">
      <style:text-properties fo:language="en" fo:country="US"/>
    </style:style>
    <style:style style:name="P223" style:parent-style-name="Textbody" style:family="paragraph">
      <style:paragraph-properties fo:margin-left="0.75in" fo:text-indent="-0.25in">
        <style:tab-stops/>
      </style:paragraph-properties>
    </style:style>
    <style:style style:name="T224" style:parent-style-name="DefaultParagraphFont" style:family="text">
      <style:text-properties style:font-name="Symbol, Arial" fo:language="en" fo:country="US"/>
    </style:style>
    <style:style style:name="T225" style:parent-style-name="DefaultParagraphFont" style:family="text">
      <style:text-properties fo:language="en" fo:country="US"/>
    </style:style>
    <style:style style:name="T226" style:parent-style-name="DefaultParagraphFont" style:family="text">
      <style:text-properties fo:language="en" fo:country="US"/>
    </style:style>
    <style:style style:name="P227" style:parent-style-name="Textbody" style:family="paragraph">
      <style:text-properties fo:language="en" fo:country="US"/>
    </style:style>
    <style:style style:name="P228" style:parent-style-name="Textbody" style:family="paragraph">
      <style:text-properties fo:language="en" fo:country="US"/>
    </style:style>
    <style:style style:name="P229" style:parent-style-name="Textbody" style:family="paragraph">
      <style:text-properties fo:language="en" fo:country="US"/>
    </style:style>
    <style:style style:name="P230" style:parent-style-name="Textbody" style:family="paragraph">
      <style:text-properties fo:language="en" fo:country="US"/>
    </style:style>
    <style:style style:name="P231" style:parent-style-name="Textbody" style:family="paragraph">
      <style:paragraph-properties style:line-height-at-least="0.25in" fo:text-indent="-0.25in"/>
    </style:style>
    <style:style style:name="T232" style:parent-style-name="DefaultParagraphFont" style:family="text">
      <style:text-properties fo:language="en" fo:country="US"/>
    </style:style>
    <style:style style:name="T233" style:parent-style-name="DefaultParagraphFont" style:family="text">
      <style:text-properties fo:language="en" fo:country="US"/>
    </style:style>
    <style:style style:name="T234" style:parent-style-name="DefaultParagraphFont" style:family="text">
      <style:text-properties fo:font-weight="bold" style:font-weight-asian="bold" fo:language="en" fo:country="US"/>
    </style:style>
    <style:style style:name="T235" style:parent-style-name="DefaultParagraphFont" style:family="text">
      <style:text-properties fo:language="en" fo:country="US"/>
    </style:style>
    <style:style style:name="T236" style:parent-style-name="DefaultParagraphFont" style:family="text">
      <style:text-properties fo:language="en" fo:country="US"/>
    </style:style>
    <style:style style:name="T237" style:parent-style-name="DefaultParagraphFont" style:family="text">
      <style:text-properties fo:font-weight="bold" style:font-weight-asian="bold" fo:language="en" fo:country="US"/>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weight="bold" style:font-weight-asian="bold" fo:language="en" fo:country="US"/>
    </style:style>
    <style:style style:name="T241" style:parent-style-name="DefaultParagraphFont" style:family="text">
      <style:text-properties fo:language="en" fo:country="US"/>
    </style:style>
    <style:style style:name="T242" style:parent-style-name="DefaultParagraphFont" style:family="text">
      <style:text-properties fo:font-weight="bold" style:font-weight-asian="bold" fo:language="en" fo:country="US"/>
    </style:style>
    <style:style style:name="T243" style:parent-style-name="DefaultParagraphFont" style:family="text">
      <style:text-properties fo:language="en" fo:country="US"/>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language="en" fo:country="US"/>
    </style:style>
    <style:style style:name="P246" style:parent-style-name="Textbody" style:family="paragraph">
      <style:paragraph-properties fo:margin-bottom="0in" style:line-height-at-least="0.25in" fo:text-indent="-0.25in"/>
    </style:style>
    <style:style style:name="T247" style:parent-style-name="DefaultParagraphFont" style:family="text">
      <style:text-properties fo:language="en" fo:country="US"/>
    </style:style>
    <style:style style:name="T248" style:parent-style-name="DefaultParagraphFont" style:family="text">
      <style:text-properties fo:language="en" fo:country="US"/>
    </style:style>
    <style:style style:name="T249" style:parent-style-name="DefaultParagraphFont" style:family="text">
      <style:text-properties fo:font-weight="bold" style:font-weight-asian="bold" fo:language="en" fo:country="US"/>
    </style:style>
    <style:style style:name="T250" style:parent-style-name="DefaultParagraphFont" style:family="text">
      <style:text-properties fo:language="en" fo:country="US"/>
    </style:style>
    <style:style style:name="T251" style:parent-style-name="DefaultParagraphFont" style:family="text">
      <style:text-properties fo:font-weight="bold" style:font-weight-asian="bold" fo:language="en" fo:country="US"/>
    </style:style>
    <style:style style:name="T252" style:parent-style-name="DefaultParagraphFont" style:family="text">
      <style:text-properties fo:language="en" fo:country="US"/>
    </style:style>
    <style:style style:name="T253" style:parent-style-name="DefaultParagraphFont" style:family="text">
      <style:text-properties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T256" style:parent-style-name="DefaultParagraphFont" style:family="text">
      <style:text-properties fo:font-weight="bold" style:font-weight-asian="bold" fo:language="en" fo:country="US"/>
    </style:style>
    <style:style style:name="T257" style:parent-style-name="DefaultParagraphFont" style:family="text">
      <style:text-properties fo:language="en" fo:country="US"/>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language="en" fo:country="US"/>
    </style:style>
    <style:style style:name="T260" style:parent-style-name="DefaultParagraphFont" style:family="text">
      <style:text-properties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T263" style:parent-style-name="DefaultParagraphFont" style:family="text">
      <style:text-properties fo:language="en" fo:country="US"/>
    </style:style>
    <style:style style:name="P264" style:parent-style-name="Textbody" style:family="paragraph">
      <style:paragraph-properties style:line-height-at-least="0.25in" fo:text-indent="-0.25in"/>
    </style:style>
    <style:style style:name="T265" style:parent-style-name="DefaultParagraphFont" style:family="text">
      <style:text-properties fo:language="en" fo:country="US"/>
    </style:style>
    <style:style style:name="T266" style:parent-style-name="DefaultParagraphFont" style:family="text">
      <style:text-properties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P269" style:parent-style-name="Textbody" style:family="paragraph">
      <style:paragraph-properties fo:margin-bottom="0in" style:line-height-at-least="0.25in" fo:text-indent="-0.25in"/>
    </style:style>
    <style:style style:name="T270" style:parent-style-name="DefaultParagraphFont" style:family="text">
      <style:text-properties fo:language="en" fo:country="US"/>
    </style:style>
    <style:style style:name="T271" style:parent-style-name="DefaultParagraphFont" style:family="text">
      <style:text-properties fo:language="en" fo:country="U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language="en" fo:country="US"/>
    </style:style>
    <style:style style:name="P274" style:parent-style-name="Textbody" style:family="paragraph">
      <style:text-properties fo:language="en" fo:country="US"/>
    </style:style>
    <style:style style:name="P275" style:parent-style-name="Textbody" style:family="paragraph">
      <style:paragraph-properties fo:margin-bottom="0in" style:line-height-at-least="0.25in" fo:text-indent="-0.25in"/>
    </style:style>
    <style:style style:name="T276" style:parent-style-name="DefaultParagraphFont" style:family="text">
      <style:text-properties fo:language="en" fo:country="US"/>
    </style:style>
    <style:style style:name="T277" style:parent-style-name="DefaultParagraphFont" style:family="text">
      <style:text-properties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P282" style:parent-style-name="Textbody" style:family="paragraph">
      <style:text-properties fo:language="en" fo:country="US"/>
    </style:style>
    <style:style style:name="P283" style:parent-style-name="Textbody" style:family="paragraph">
      <style:text-properties fo:language="en" fo:country="US"/>
    </style:style>
    <style:style style:name="P284" style:parent-style-name="Standard" style:family="paragraph">
      <style:text-properties fo:language="en" fo:country="US"/>
    </style:style>
  </office:automatic-styles>
  <office:body>
    <office:text text:use-soft-page-breaks="true">
      <text:h text:style-name="P1" text:outline-level="2">Using Knowledge with Service Requests: Explained</text:h>
      <text:section text:name="Sect1" text:style-name="S1">
        <text:p text:style-name="P2">You can use Knowledge to help solve service request (SR) issues. While creating or working in an SR, you can quickly and easily insert<text:s/>relevant knowledge base articles into SR communications and send the information to the customers.</text:p>
      </text:section>
      <text:section text:name="Sect2" text:style-name="S2">
        <text:h text:style-name="P3" text:outline-level="2">Accessing Knowledge while Creating an SR</text:h>
        <text:p text:style-name="P4">You can access Knowledge while creating an SR to help resolve issues quickly and efficiently. While creating an SR, you can search for relevant knowledge base articles and add them to your Favorite Articles list.</text:p>
        <text:p text:style-name="P5">To access knowledge:</text:p>
        <text:list text:style-name="LFO1" text:continue-numbering="true">
          <text:list-item>
            <text:p text:style-name="P6">At any point while you are creating an SR, click the Restore Pane arrow and select the Knowledge tab.</text:p>
          </text:list-item>
        </text:list>
        <text:p text:style-name="P7"><text:span text:style-name="T8">The Search tab appears. The Search</text:span><text:span text:style-name="T9"><text:s/>field automatically contains the title of the SR. You can also view the Favorite Articles tab.</text:span></text:p>
        <text:list text:style-name="LFO1" text:continue-numbering="true">
          <text:list-item>
            <text:p text:style-name="P10"><text:span text:style-name="T11">Click the Search icon to search on the SR title or enter an alternate term. You can select a Locale and Filter By options to sort the search results. The locale</text:span><text:span text:style-name="T12"><text:s/>is set to your language and territory preferences.</text:span></text:p>
          </text:list-item>
          <text:list-item>
            <text:p text:style-name="P13">Select an article.</text:p>
          </text:list-item>
        </text:list>
        <text:p text:style-name="P14">The article window displays the contents of the article.</text:p>
        <text:list text:style-name="LFO1" text:continue-numbering="true">
          <text:list-item>
            <text:p text:style-name="P15">Click Save and Continue to save the SR and continue editing.</text:p>
          </text:list-item>
          <text:list-item>
            <text:p text:style-name="P16">Click Save and Close to save the SR and close it.<text:s/></text:p>
          </text:list-item>
        </text:list>
      </text:section>
      <text:section text:name="Sect3" text:style-name="S3">
        <text:h text:style-name="Heading3" text:outline-level="3"><text:span text:style-name="T17"><office:annotation office:name="0"><dc:creator>Darryl Tewes</dc:creator><dc:date>2017-09-15T15:31:00</dc:date><text:p text:style-name="Normal"><text:span text:style-name="T18">No change to</text:span><text:span text:style-name="T19"><text:s/>this topic.</text:span></text:p></office:annotation>Searching for Articles</text:span><text:span text:style-name="T20"><office:annotation-end office:name="0"/></text:span></text:h>
        <text:p text:style-name="P21">If you don't find the article you want in the Recommended Articles section, you can search the knowledge base.</text:p>
        <text:p text:style-name="P22">To search for additional articles:</text:p>
        <text:list text:style-name="LFO2" text:continue-numbering="true">
          <text:list-item>
            <text:p text:style-name="P23">Expand the Search area in the Knowledge tab.</text:p>
          </text:list-item>
          <text:list-item>
            <text:p text:style-name="P24">Enter the search term and<text:s/>click the Search icon.</text:p>
          </text:list-item>
        </text:list>
        <text:p text:style-name="P25"/>
      </text:section>
      <text:section text:name="Sect4" text:style-name="S4">
        <text:h text:style-name="Heading3" text:outline-level="3"><text:span text:style-name="T26"><office:annotation office:name="1"><dc:creator>Darryl Tewes</dc:creator><dc:date>2017-09-15T15:32:00</dc:date><text:p text:style-name="Normal"><text:span text:style-name="T27">No change to this topic.</text:span></text:p></office:annotation>Viewing Article Contents</text:span><text:span text:style-name="T28"><office:annotation-end office:name="1"/></text:span></text:h>
        <text:p text:style-name="P29">To view the contents of an article:</text:p>
        <text:list text:style-name="LFO3" text:continue-numbering="true">
          <text:list-item>
            <text:p text:style-name="P30">Open an article.</text:p>
          </text:list-item>
        </text:list>
        <text:p text:style-name="P31">The article title window displays the contents of the article such as publishing status, relevant products and categories, and other information.</text:p>
        <text:p text:style-name="P32"/>
        <text:p text:style-name="P33"/>
        <text:h text:style-name="P34" text:outline-level="2">Inserting Knowledge into SR Messages: Explained</text:h>
      </text:section>
      <text:section text:name="Sect5" text:style-name="S5">
        <text:p text:style-name="P35"><text:bookmark-start text:name="772"/><text:bookmark-end text:name="772"/>You can insert Knowledge articles as text into SR messages to resolve issues efficiently.<text:bookmark-start text:name="521"/><text:bookmark-start text:name="782"/><text:bookmark-end text:name="521"/><text:bookmark-end text:name="782"/><text:s/>You can<text:s/><text:soft-page-break/>add arti<text:bookmark-start text:name="792"/><text:bookmark-end text:name="792"/>cle contents to an SR directly from the Knowledge tab or from the Article Details window, or manually using the<text:s/><text:bookmark-start text:name="802"/><text:bookmark-end text:name="802"/>Insert Knowledge<text:bookmark-start text:name="812"/><text:bookmark-end text:name="812"/><text:s/>option in the Compose message pane within an SR.</text:p>
        <text:p text:style-name="P36"/>
        <text:h text:style-name="P37" text:outline-level="2">Adding Articles as Text to SR from the Knowledge Tab and Article Details Window</text:h>
        <text:p text:style-name="P38"><text:bookmark-start text:name="541"/><text:bookmark-end text:name="541"/> <text:bookmark-start text:name="551"/><text:bookmark-end text:name="551"/>You can add articles to SR from the Knowledge pane and from the Article Details window.</text:p>
        <text:p text:style-name="Textbody"><text:bookmark-start text:name="561"/><text:bookmark-end text:name="561"/><text:span text:style-name="T39">Note:</text:span><text:bookmark-start text:name="571"/><text:bookmark-end text:name="571"/><text:span text:style-name="T40"><text:s/>You cannot insert knowledge as text from the Knowledge pane, if the article is:<text:s/></text:span></text:p>
        <text:p text:style-name="P41"><text:bookmark-start text:name="601"/><text:bookmark-end text:name="601"/><text:span text:style-name="T42"></text:span><text:bookmark-start text:name="611"/><text:bookmark-end text:name="611"/><text:span text:style-name="T43">     Unpublished</text:span></text:p>
        <text:p text:style-name="P44"><text:bookmark-start text:name="621"/><text:bookmark-end text:name="621"/><text:span text:style-name="T45"></text:span><text:bookmark-start text:name="631"/><text:bookmark-end text:name="631"/><text:span text:style-name="T46">     Not accessible</text:span></text:p>
        <text:p text:style-name="P47"><text:bookmark-start text:name="641"/><text:bookmark-start text:name="681"/><text:bookmark-start text:name="_GoBack1"/><text:bookmark-end text:name="641"/><text:bookmark-end text:name="681"/><text:bookmark-end text:name="_GoBack1"/>To add knowledge as text:</text:p>
        <text:p text:style-name="P48"/>
        <text:p text:style-name="P49"><text:bookmark-start text:name="701"/><text:bookmark-end text:name="701"/><text:span text:style-name="T50">1.</text:span><text:bookmark-start text:name="711"/><text:bookmark-end text:name="711"/><text:span text:style-name="T51">   Open an SR in edit mode and click the<text:s/></text:span><text:bookmark-start text:name="721"/><text:bookmark-end text:name="721"/><text:span text:style-name="T52">Restore Pane</text:span><text:bookmark-start text:name="731"/><text:bookmark-end text:name="731"/><text:span text:style-name="T53"><text:s/>arrow.</text:span></text:p>
        <text:p text:style-name="Textbody"><text:bookmark-start text:name="741"/><text:bookmark-end text:name="741"/><text:span text:style-name="T54">The<text:s/></text:span><text:bookmark-start text:name="751"/><text:bookmark-end text:name="751"/><text:span text:style-name="T55">Recommended Articles</text:span><text:bookmark-start text:name="761"/><text:bookmark-end text:name="761"/><text:span text:style-name="T56"><text:s/></text:span><text:span text:style-name="T57">tab</text:span><text:span text:style-name="T58"><text:s/></text:span><text:span text:style-name="T59">lists the articles based on the title of the SR.</text:span><text:bookmark-start text:name="771"/><text:bookmark-end text:name="771"/><text:span text:style-name="T60"><text:s/>You can also locate an article from the<text:s/></text:span><text:bookmark-start text:name="781"/><text:bookmark-end text:name="781"/><text:span text:style-name="T61">Search</text:span><text:bookmark-start text:name="791"/><text:bookmark-end text:name="791"/><text:span text:style-name="T62"><text:s/>tab or select an article from the<text:s/></text:span><text:bookmark-start text:name="801"/><text:bookmark-end text:name="801"/><text:span text:style-name="T63">Favorite</text:span><text:span text:style-name="T64"><text:s/></text:span><text:bookmark-start text:name="811"/><text:bookmark-end text:name="811"/><text:span text:style-name="T65">Articles</text:span><text:bookmark-start text:name="821"/><text:bookmark-end text:name="821"/><text:span text:style-name="T66"><text:s/>list.</text:span></text:p>
        <text:p text:style-name="P67"><text:bookmark-start text:name="831"/><text:bookmark-end text:name="831"/><text:span text:style-name="T68">2.</text:span><text:bookmark-start text:name="841"/><text:bookmark-end text:name="841"/><text:span text:style-name="T69">   Click the<text:s/></text:span><text:bookmark-start text:name="851"/><text:bookmark-end text:name="851"/><text:span text:style-name="T70">Insert knowledge article as text in a message</text:span><text:bookmark-start text:name="861"/><text:bookmark-end text:name="861"/><text:span text:style-name="T71"><text:s/>icon from the list in the<text:s/></text:span><text:span text:style-name="T72">Knowledge</text:span><text:span text:style-name="T73"><text:s/>p</text:span><text:span text:style-name="T74">ane or on the<text:s/></text:span><text:bookmark-start text:name="871"/><text:bookmark-end text:name="871"/><text:span text:style-name="T75">Article Details</text:span><text:bookmark-start text:name="881"/><text:bookmark-end text:name="881"/><text:span text:style-name="T76"><text:s/>window.</text:span></text:p>
        <text:p text:style-name="Textbody"><text:bookmark-start text:name="891"/><text:bookmark-end text:name="891"/><text:span text:style-name="T77">The article is linked to the SR and is added as text in the<text:s/></text:span><text:bookmark-start text:name="901"/><text:bookmark-end text:name="901"/><text:span text:style-name="T78">Compose: Response</text:span><text:bookmark-start text:name="911"/><text:bookmark-end text:name="911"/><text:span text:style-name="T79"><text:s/>pane in the<text:s/></text:span><text:bookmark-start text:name="921"/><text:bookmark-end text:name="921"/><text:span text:style-name="T80">Messages</text:span><text:bookmark-start text:name="931"/><text:bookmark-end text:name="931"/><text:span text:style-name="T81"><text:s/>tab.</text:span></text:p>
        <text:p text:style-name="Textbody"><text:bookmark-start text:name="941"/><text:bookmark-end text:name="941"/><text:span text:style-name="T82">Note:</text:span><text:bookmark-start text:name="951"/><text:bookmark-end text:name="951"/><text:span text:style-name="T83"><text:s/>You can add multiple articles as text to the<text:s/></text:span><text:bookmark-start text:name="961"/><text:bookmark-end text:name="961"/><text:span text:style-name="T84">Compose: Response</text:span><text:bookmark-start text:name="971"/><text:bookmark-end text:name="971"/><text:span text:style-name="T85"><text:s/>tab.</text:span><text:bookmark-start text:name="981"/><text:bookmark-end text:name="981"/><text:span text:style-name="T86"> </text:span></text:p>
        <text:p text:style-name="P87"><text:bookmark-start text:name="991"/><text:bookmark-end text:name="991"/><text:span text:style-name="T88">3.</text:span><text:bookmark-start text:name="1001"/><text:bookmark-end text:name="1001"/><text:span text:style-name="T89">   (Optional) Select the appropriate<text:s/></text:span><text:bookmark-start text:name="1011"/><text:bookmark-end text:name="1011"/><text:span text:style-name="T90">Channel Type</text:span><text:bookmark-start text:name="1021"/><text:bookmark-end text:name="1021"/><text:span text:style-name="T91"><text:s/>and add a personalized message if necessary.</text:span></text:p>
        <text:p text:style-name="P92"><text:bookmark-start text:name="1031"/><text:bookmark-start text:name="1081"/><text:bookmark-end text:name="1031"/><text:bookmark-end text:name="1081"/><text:span text:style-name="T93">4.</text:span><text:bookmark-start text:name="1091"/><text:bookmark-end text:name="1091"/><text:span text:style-name="T94">   Click<text:s/></text:span><text:bookmark-start text:name="1101"/><text:bookmark-end text:name="1101"/><text:span text:style-name="T95">Save as Draft</text:span><text:bookmark-start text:name="1111"/><text:bookmark-end text:name="1111"/><text:span text:style-name="T96"><text:s/>to save the message as draft.</text:span></text:p>
        <text:p text:style-name="P97"><text:bookmark-start text:name="610"/><text:bookmark-end text:name="610"/><text:span text:style-name="T98">5.</text:span><text:bookmark-start text:name="1041"/><text:bookmark-end text:name="1041"/><text:span text:style-name="T99">   Click<text:s/></text:span><text:bookmark-start text:name="1051"/><text:bookmark-end text:name="1051"/><text:span text:style-name="T100">Send</text:span><text:bookmark-start text:name="1061"/><text:bookmark-end text:name="1061"/><text:span text:style-name="T101"><text:s/>to communicate the message through the appropriate channel.<text:s/></text:span></text:p>
        <text:p text:style-name="Textbody"><text:bookmark-start text:name="1071"/><text:bookmark-end text:name="1071"/><text:span text:style-name="T102">The list of sent messages appear with the latest message on the to</text:span><text:span text:style-name="T103">p. You can also click<text:s/></text:span><text:bookmark-start text:name="1121"/><text:bookmark-end text:name="1121"/><text:span text:style-name="T104">Cancel</text:span><text:bookmark-start text:name="1131"/><text:bookmark-end text:name="1131"/><text:span text:style-name="T105"><text:s/>to close the message without sending.<text:s/></text:span></text:p>
        <text:p text:style-name="P106"/>
        <text:h text:style-name="P107" text:outline-level="2">Manually Inserting Knowledge into SR Messages: Explained</text:h>
        <text:p text:style-name="Textbody"><text:bookmark-start text:name="164"/><text:bookmark-end text:name="164"/><text:span text:style-name="T108">You can manually insert linked articles into an SR to send the article contents to the recepients. If you want to send an article<text:s/></text:span><text:span text:style-name="T109">that is not in the<text:s/></text:span><text:span text:style-name="T110">Linked Articles</text:span><text:span text:style-name="T111"><text:s/>list, you must first link the article to the SR and save it.<text:s/></text:span></text:p>
        <text:p text:style-name="P112">To insert articles into SR messages:</text:p>
        <text:p text:style-name="P113"><text:bookmark-start text:name="165"/><text:bookmark-end text:name="165"/>1.<text:bookmark-start text:name="166"/><text:bookmark-end text:name="166"/>     <text:bookmark-start text:name="167"/><text:bookmark-end text:name="167"/>Open an SR in<text:s/><text:bookmark-start text:name="168"/><text:bookmark-end text:name="168"/>Edit<text:bookmark-start text:name="169"/><text:bookmark-end text:name="169"/><text:s/>mode<text:bookmark-start text:name="170"/><text:bookmark-end text:name="170"/><text:s/>and c<text:bookmark-start text:name="1711"/><text:bookmark-end text:name="1711"/>lick the<text:s/><text:bookmark-start text:name="172"/><text:bookmark-end text:name="172"/>Messages<text:s/><text:bookmark-start text:name="173"/><text:bookmark-end text:name="173"/>tab.</text:p>
        <text:p text:style-name="P114"><text:bookmark-start text:name="174"/><text:bookmark-end text:name="174"/>2.<text:bookmark-start text:name="175"/><text:bookmark-end text:name="175"/>     <text:bookmark-start text:name="176"/><text:bookmark-end text:name="176"/>Select<text:s/><text:bookmark-start text:name="177"/><text:bookmark-end text:name="177"/>the message type<text:s/><text:bookmark-start text:name="178"/><text:bookmark-end text:name="178"/>that<text:s/><text:bookmark-start text:name="179"/><text:bookmark-end text:name="179"/>you want to send from the<text:s/><text:bookmark-start text:name="180"/><text:bookmark-end text:name="180"/>Compose<text:bookmark-start text:name="1811"/><text:bookmark-end text:name="1811"/><text:s/>drop-down list.<text:bookmark-start text:name="182"/><text:bookmark-end text:name="182"/><text:s/>The<text:s/><text:bookmark-start text:name="183"/><text:bookmark-end text:name="183"/>Compose<text:bookmark-start text:name="184"/><text:bookmark-end text:name="184"/>: message type<text:s/><text:bookmark-start text:name="185"/><text:bookmark-end text:name="185"/>pane opens.</text:p>
        <text:p text:style-name="P115"><text:bookmark-start text:name="186"/><text:bookmark-end text:name="186"/>3.<text:bookmark-start text:name="187"/><text:bookmark-end text:name="187"/>     <text:bookmark-start text:name="188"/><text:bookmark-end text:name="188"/>Click<text:s/><text:bookmark-start text:name="189"/><text:bookmark-end text:name="189"/>Insert Knowledge.</text:p>
        <text:p text:style-name="P116"><text:bookmark-start text:name="190"/><text:bookmark-end text:name="190"/>T<text:bookmark-start text:name="1911"/><text:bookmark-end text:name="1911"/>he<text:s/><text:bookmark-start text:name="192"/><text:bookmark-end text:name="192"/>Insert Knowledge<text:bookmark-start text:name="193"/><text:bookmark-end text:name="193"/><text:s/>window<text:bookmark-start text:name="194"/><text:bookmark-end text:name="194"/><text:s/>opens and the a<text:bookmark-start text:name="195"/><text:bookmark-end text:name="195"/>rticles that are linked to the SR appear.</text:p>
        <text:p text:style-name="Textbody"><text:bookmark-start text:name="196"/><text:bookmark-end text:name="196"/><text:span text:style-name="T117">Note</text:span><text:span text:style-name="T118">: If you have linked an article and want to insert it in the message, you n</text:span><text:span text:style-name="T119">eed to save the SR first. <text:s/></text:span><text:bookmark-start text:name="197"/><text:bookmark-start text:name="2011"/><text:bookmark-end text:name="197"/><text:bookmark-end text:name="2011"/><text:span text:style-name="T120">4.</text:span><text:bookmark-start text:name="202"/><text:bookmark-end text:name="202"/><text:span text:style-name="T121">     </text:span><text:bookmark-start text:name="203"/><text:bookmark-end text:name="203"/><text:span text:style-name="T122">Click the<text:s/></text:span><text:bookmark-start text:name="204"/><text:bookmark-end text:name="204"/><text:span text:style-name="T123">Insert as Text<text:s/></text:span><text:bookmark-start text:name="205"/><text:bookmark-end text:name="205"/><text:span text:style-name="T124">icon<text:s/></text:span><text:bookmark-start text:name="206"/><text:bookmark-end text:name="206"/><text:span text:style-name="T125">and then click<text:s/></text:span><text:bookmark-start text:name="207"/><text:bookmark-end text:name="207"/><text:span text:style-name="T126">Done</text:span><text:bookmark-start text:name="208"/><text:bookmark-end text:name="208"/><text:span text:style-name="T127">.</text:span><text:bookmark-start text:name="209"/><text:bookmark-end text:name="209"/><text:span text:style-name="T128"><text:s/>The<text:s/></text:span><text:bookmark-start text:name="210"/><text:bookmark-end text:name="210"/><text:span text:style-name="T129">article is added as text to the SR message</text:span><text:bookmark-start text:name="2111"/><text:bookmark-end text:name="2111"/><text:span text:style-name="T130">.</text:span></text:p>
        <text:p text:style-name="P131"><text:bookmark-start text:name="212"/><text:bookmark-end text:name="212"/><text:soft-page-break/>5.<text:bookmark-start text:name="213"/><text:bookmark-end text:name="213"/>     Edit the article text if needed.</text:p>
        <text:p text:style-name="P132"><text:bookmark-start text:name="214"/><text:bookmark-end text:name="214"/>6.<text:bookmark-start text:name="215"/><text:bookmark-end text:name="215"/>     <text:bookmark-start text:name="216"/><text:bookmark-end text:name="216"/>Send<text:bookmark-start text:name="217"/><text:bookmark-end text:name="217"/><text:s/>the message, or click<text:s/><text:bookmark-start text:name="218"/><text:bookmark-end text:name="218"/>Save to Draft.</text:p>
        <text:p text:style-name="P133"/>
        <text:h text:style-name="Heading3" text:outline-level="3"><text:span text:style-name="T134">Viewing Linked Articles</text:span></text:h>
        <text:p text:style-name="P135">To view<text:s/>articles that are linked to SR:</text:p>
        <text:list text:style-name="LFO4" text:continue-numbering="true">
          <text:list-item>
            <text:p text:style-name="P136">Click the Linked Articles tab in the SR.</text:p>
          </text:list-item>
        </text:list>
        <text:p text:style-name="P137">The Linked Articles window displays all articles linked to the SR.</text:p>
        <text:p text:style-name="P138">Click the Delete icon to remove a linked article from an SR.</text:p>
        <text:p text:style-name="P139"/>
        <text:h text:style-name="P140" text:outline-level="3">Linking Articles to SRs</text:h>
        <text:p text:style-name="P141">To link an article to SR:</text:p>
        <text:list text:style-name="LFO5" text:continue-numbering="true">
          <text:list-item>
            <text:p text:style-name="P142">In<text:s/>edit mode, access Knowledge by clicking the Restore Pane arrow, then select the Knowledge tab.</text:p>
          </text:list-item>
        </text:list>
        <text:p text:style-name="P143">The recommended articles tab lists the articles based on the title of the SR and the product listed in the SR (if applicable). You can remove the product filter<text:s/>by clicking the check mark icon for the products listed in the tab.</text:p>
        <text:list text:style-name="LFO5" text:continue-numbering="true">
          <text:list-item>
            <text:p text:style-name="P144">Click the Link icon in the Knowledge tab to select the article you want to link to the SR.</text:p>
          </text:list-item>
          <text:list-item>
            <text:p text:style-name="P145">After linking articles, click Save to save the SR.</text:p>
          </text:list-item>
        </text:list>
        <text:p text:style-name="P146">You must save the SR after you have linked an<text:s/>article, or it will not appear when you try to insert the article into an SR message.</text:p>
        <text:p text:style-name="P147"><text:bookmark-start text:name="1641"/><text:bookmark-end text:name="1641"/></text:p>
      </text:section>
      <text:section text:name="Sect6" text:style-name="S6">
        <text:h text:style-name="P148" text:outline-level="2">Adding a Favorite Article: Explained</text:h>
        <text:p text:style-name="P149">You can add articles as favorites for quick and easy access. Open an article and then click the Star icon. Your favorite articles are saved as your personal favorites and can be accessed when you expand the Favorites section on the Knowledge tab.</text:p>
        <text:p text:style-name="P150"/>
      </text:section>
      <text:section text:name="Sect7" text:style-name="S7">
        <text:h text:style-name="Heading2" text:outline-level="2"><text:span text:style-name="T151"><office:annotation office:name="2"><dc:creator>Darryl Tewes</dc:creator><dc:date>2017-09-15T14:45:00</dc:date><text:p text:style-name="Normal"><text:span text:style-name="T152">No changes to this topic.</text:span></text:p></office:annotation>Rating an Article: Procedure</text:span><text:span text:style-name="T153"><office:annotation-end office:name="2"/></text:span></text:h>
        <text:p text:style-name="P154">You can rate articles based on their quality and usefulness. You cannot rate articles that you own.</text:p>
        <text:p text:style-name="P155">To rate an article:</text:p>
        <text:list text:style-name="LFO6" text:continue-numbering="true">
          <text:list-item>
            <text:p text:style-name="P156">Open an article.</text:p>
          </text:list-item>
        </text:list>
        <text:p text:style-name="P157">The article details window displays the contents of the article.</text:p>
        <text:list text:style-name="LFO6" text:continue-numbering="true">
          <text:list-item>
            <text:p text:style-name="P158">Click the Rate this article stars to indicate your rating.</text:p>
          </text:list-item>
        </text:list>
        <text:p text:style-name="P159"/>
      </text:section>
      <text:section text:name="Sect8" text:style-name="S8">
        <text:p text:style-name="P160"/>
        <text:p text:style-name="P161"/>
        <text:h text:style-name="P162" text:outline-level="1"/>
        <text:h text:style-name="P163" text:outline-level="1"><text:bookmark-start text:name="2"/><text:bookmark-end text:name="2"/><text:soft-page-break/>Adding Articles as Text to SR</text:h>
        <text:p text:style-name="P164"><text:bookmark-start text:name="3"/><text:bookmark-end text:name="3"/> <text:bookmark-start text:name="4"/><text:bookmark-end text:name="4"/>You can insert Knowledge articles as<text:s/>text into SR messages to resolve issues efficiently.<text:bookmark-start text:name="5"/><text:bookmark-end text:name="5"/><text:s/>You can add articles to the SR message both manually as well as from the Knowledge tab.<text:s/><text:bookmark-start text:name="6"/><text:bookmark-end text:name="6"/>In order to add the articles manually, you need to first link an article to an SR.<text:bookmark-start text:name="7"/><text:bookmark-end text:name="7"/><text:s/>(This topic is followed by Linking Articles and Viewing Linked Articles topics)</text:p>
        <text:h text:style-name="P165" text:outline-level="2"><text:bookmark-start text:name="8"/><text:bookmark-end text:name="8"/>Inserting Articles into SR Messages Manually: Explained</text:h>
        <text:p text:style-name="P166"><text:bookmark-start text:name="9"/><text:bookmark-end text:name="9"/>Once an article is linked to an SR, you can insert the article into an SR message.</text:p>
        <text:p text:style-name="P167"><text:bookmark-start text:name="10"/><text:bookmark-end text:name="10"/>To insert articles into SR messages:</text:p>
        <text:p text:style-name="Textbody"><text:bookmark-start text:name="11"/><text:bookmark-end text:name="11"/><text:span text:style-name="T168">1.</text:span><text:bookmark-start text:name="12"/><text:bookmark-end text:name="12"/><text:span text:style-name="T169">     Open the SR in<text:s/></text:span><text:bookmark-start text:name="13"/><text:bookmark-end text:name="13"/><text:span text:style-name="T170">Edit</text:span><text:bookmark-start text:name="14"/><text:bookmark-end text:name="14"/><text:span text:style-name="T171"><text:s/>mode<text:s/></text:span><text:span text:style-name="T172">and click the<text:s/></text:span><text:bookmark-start text:name="15"/><text:bookmark-end text:name="15"/><text:span text:style-name="T173">Messages<text:s/></text:span><text:bookmark-start text:name="16"/><text:bookmark-end text:name="16"/><text:span text:style-name="T174">tab.</text:span></text:p>
        <text:p text:style-name="Textbody"><text:bookmark-start text:name="17"/><text:bookmark-end text:name="17"/><text:span text:style-name="T175">2.</text:span><text:bookmark-start text:name="18"/><text:bookmark-end text:name="18"/><text:span text:style-name="T176">     Select<text:s/></text:span><text:bookmark-start text:name="19"/><text:bookmark-end text:name="19"/><text:span text:style-name="T177">the message type that you want to send from the<text:s/></text:span><text:bookmark-start text:name="20"/><text:bookmark-end text:name="20"/><text:span text:style-name="T178">Compose</text:span><text:bookmark-start text:name="21"/><text:bookmark-end text:name="21"/><text:span text:style-name="T179"><text:s/>drop-down list.</text:span><text:bookmark-start text:name="22"/><text:bookmark-end text:name="22"/><text:span text:style-name="T180"><text:s/>The<text:s/></text:span><text:bookmark-start text:name="23"/><text:bookmark-end text:name="23"/><text:span text:style-name="T181">Compose: message type</text:span><text:bookmark-start text:name="24"/><text:bookmark-end text:name="24"/><text:span text:style-name="T182"><text:s/>pane opens.</text:span></text:p>
        <text:p text:style-name="Textbody"><text:bookmark-start text:name="25"/><text:bookmark-end text:name="25"/><text:span text:style-name="T183">3.</text:span><text:bookmark-start text:name="26"/><text:bookmark-end text:name="26"/><text:span text:style-name="T184">     Click<text:s/></text:span><text:bookmark-start text:name="27"/><text:bookmark-end text:name="27"/><text:span text:style-name="T185">Insert Knowledge.</text:span><text:bookmark-start text:name="28"/><text:bookmark-end text:name="28"/><text:span text:style-name="T186"><text:s/>T</text:span><text:bookmark-start text:name="29"/><text:bookmark-end text:name="29"/><text:span text:style-name="T187">he<text:s/></text:span><text:bookmark-start text:name="30"/><text:bookmark-end text:name="30"/><text:span text:style-name="T188">Insert Knowledge</text:span><text:bookmark-start text:name="31"/><text:bookmark-end text:name="31"/><text:span text:style-name="T189"><text:s/>window opens and the articles that are linked to the</text:span><text:span text:style-name="T190"><text:s/>SR appear.</text:span></text:p>
        <text:p text:style-name="Textbody"><text:bookmark-start text:name="32"/><text:bookmark-end text:name="32"/><text:span text:style-name="T191">Note:<text:s/></text:span><text:bookmark-start text:name="33"/><text:bookmark-end text:name="33"/><text:span text:style-name="T192">You need to save the SR after linking to display the article in the list.</text:span><text:bookmark-start text:name="34"/><text:bookmark-end text:name="34"/><text:span text:style-name="T193"><text:s/>To do this, click the<text:s/></text:span><text:bookmark-start text:name="35"/><text:bookmark-end text:name="35"/><text:span text:style-name="T194">Knowledge</text:span><text:bookmark-start text:name="36"/><text:bookmark-end text:name="36"/><text:span text:style-name="T195"><text:s/>tab, link the article you want, and save the SR.</text:span></text:p>
        <text:p text:style-name="Textbody"><text:bookmark-start text:name="37"/><text:bookmark-end text:name="37"/><text:span text:style-name="T196">4.</text:span><text:bookmark-start text:name="38"/><text:bookmark-end text:name="38"/><text:span text:style-name="T197">     Click the<text:s/></text:span><text:bookmark-start text:name="39"/><text:bookmark-end text:name="39"/><text:span text:style-name="T198">Insert as Text<text:s/></text:span><text:bookmark-start text:name="40"/><text:bookmark-end text:name="40"/><text:span text:style-name="T199">icon and then click<text:s/></text:span><text:bookmark-start text:name="41"/><text:bookmark-end text:name="41"/><text:span text:style-name="T200">Done</text:span><text:bookmark-start text:name="42"/><text:bookmark-end text:name="42"/><text:span text:style-name="T201">.</text:span><text:bookmark-start text:name="43"/><text:bookmark-end text:name="43"/><text:span text:style-name="T202"><text:s/>The article is added as<text:s/></text:span><text:span text:style-name="T203">text to the SR message.</text:span></text:p>
        <text:p text:style-name="P204"><text:bookmark-start text:name="44"/><text:bookmark-end text:name="44"/>5.<text:bookmark-start text:name="45"/><text:bookmark-end text:name="45"/>     Edit the article text if needed.</text:p>
        <text:p text:style-name="Textbody"><text:bookmark-start text:name="46"/><text:bookmark-end text:name="46"/><text:span text:style-name="T205">6.</text:span><text:bookmark-start text:name="47"/><text:bookmark-end text:name="47"/><text:span text:style-name="T206">     </text:span><text:bookmark-start text:name="48"/><text:bookmark-end text:name="48"/><text:span text:style-name="T207">Send</text:span><text:bookmark-start text:name="49"/><text:bookmark-end text:name="49"/><text:span text:style-name="T208"><text:s/>the message, or click<text:s/></text:span><text:bookmark-start text:name="50"/><text:bookmark-end text:name="50"/><text:span text:style-name="T209">Save to Draft<text:s/></text:span><text:bookmark-start text:name="51"/><text:bookmark-end text:name="51"/><text:span text:style-name="T210">to return to the message later.</text:span></text:p>
        <text:h text:style-name="P211" text:outline-level="2"><text:bookmark-start text:name="53"/><text:bookmark-end text:name="53"/>Adding Articles as Text to SR from the Knowledge Tab</text:h>
        <text:p text:style-name="P212"><text:bookmark-start text:name="54"/><text:bookmark-end text:name="54"/> <text:bookmark-start text:name="55"/><text:bookmark-end text:name="55"/>You can add articles to SR from the Knowledge tab as well<text:s/>as from the Article Details window.</text:p>
        <text:p text:style-name="Textbody"><text:bookmark-start text:name="56"/><text:bookmark-end text:name="56"/><text:span text:style-name="T213">Note:</text:span><text:bookmark-start text:name="57"/><text:bookmark-end text:name="57"/><text:span text:style-name="T214"><text:s/>An error message appears when you click the<text:s/></text:span><text:bookmark-start text:name="58"/><text:bookmark-end text:name="58"/><text:span text:style-name="T215">Insert knowledge article as text in a message</text:span><text:bookmark-start text:name="59"/><text:bookmark-end text:name="59"/><text:span text:style-name="T216"><text:s/>icon in the articles list, if:</text:span></text:p>
        <text:p text:style-name="P217"><text:bookmark-start text:name="60"/><text:bookmark-end text:name="60"/><text:span text:style-name="T218"></text:span><text:bookmark-start text:name="61"/><text:bookmark-end text:name="61"/><text:span text:style-name="T219">     The article is unpublished</text:span></text:p>
        <text:p text:style-name="P220"><text:bookmark-start text:name="62"/><text:bookmark-end text:name="62"/><text:span text:style-name="T221"></text:span><text:bookmark-start text:name="63"/><text:bookmark-end text:name="63"/><text:span text:style-name="T222">     You don’t have access to the article</text:span></text:p>
        <text:p text:style-name="P223"><text:bookmark-start text:name="64"/><text:bookmark-end text:name="64"/><text:span text:style-name="T224"></text:span><text:bookmark-start text:name="65"/><text:bookmark-end text:name="65"/><text:span text:style-name="T225">     The locale<text:s/></text:span><text:span text:style-name="T226">is changed</text:span></text:p>
        <text:p text:style-name="P227"><text:bookmark-start text:name="66"/><text:bookmark-end text:name="66"/> </text:p>
        <text:p text:style-name="P228"><text:bookmark-start text:name="67"/><text:bookmark-end text:name="67"/> </text:p>
        <text:p text:style-name="P229"><text:bookmark-start text:name="68"/><text:bookmark-end text:name="68"/>To add knowledge as text:</text:p>
        <text:p text:style-name="P230"><text:bookmark-start text:name="69"/><text:bookmark-end text:name="69"/> </text:p>
        <text:p text:style-name="P231"><text:bookmark-start text:name="70"/><text:bookmark-end text:name="70"/><text:span text:style-name="T232">1.</text:span><text:bookmark-start text:name="71"/><text:bookmark-end text:name="71"/><text:span text:style-name="T233">     Open SR in edit mode and click the<text:s/></text:span><text:bookmark-start text:name="72"/><text:bookmark-end text:name="72"/><text:span text:style-name="T234">Restore Pane</text:span><text:bookmark-start text:name="73"/><text:bookmark-end text:name="73"/><text:span text:style-name="T235"><text:s/>arrow.</text:span></text:p>
        <text:p text:style-name="Textbody"><text:bookmark-start text:name="74"/><text:bookmark-end text:name="74"/><text:span text:style-name="T236">A list of<text:s/></text:span><text:bookmark-start text:name="75"/><text:bookmark-end text:name="75"/><text:span text:style-name="T237">Recommended Articles</text:span><text:bookmark-start text:name="76"/><text:bookmark-end text:name="76"/><text:span text:style-name="T238"><text:s/>appear based on the SR title.</text:span><text:bookmark-start text:name="77"/><text:bookmark-end text:name="77"/><text:span text:style-name="T239"><text:s/>You can also locate an article from the<text:s/></text:span><text:bookmark-start text:name="78"/><text:bookmark-end text:name="78"/><text:span text:style-name="T240">Search</text:span><text:bookmark-start text:name="79"/><text:bookmark-end text:name="79"/><text:span text:style-name="T241"><text:s/>tab or select an article from the<text:s/></text:span><text:bookmark-start text:name="80"/><text:bookmark-end text:name="80"/><text:span text:style-name="T242">Favorite</text:span><text:span text:style-name="T243"><text:s/></text:span><text:bookmark-start text:name="81"/><text:bookmark-end text:name="81"/><text:span text:style-name="T244">Articles</text:span><text:bookmark-start text:name="82"/><text:bookmark-end text:name="82"/><text:span text:style-name="T245"><text:s/>list.</text:span></text:p>
        <text:p text:style-name="P246"><text:bookmark-start text:name="83"/><text:bookmark-end text:name="83"/><text:span text:style-name="T247">2.</text:span><text:bookmark-start text:name="84"/><text:bookmark-end text:name="84"/><text:span text:style-name="T248">     Click the<text:s/></text:span><text:bookmark-start text:name="85"/><text:bookmark-end text:name="85"/><text:span text:style-name="T249">Insert knowledge article as text in a message</text:span><text:bookmark-start text:name="86"/><text:bookmark-end text:name="86"/><text:span text:style-name="T250"><text:s/>icon from the list or on the<text:s/></text:span><text:bookmark-start text:name="87"/><text:bookmark-end text:name="87"/><text:span text:style-name="T251">Article Details</text:span><text:bookmark-start text:name="88"/><text:bookmark-end text:name="88"/><text:span text:style-name="T252"><text:s/>window.</text:span></text:p>
        <text:p text:style-name="Textbody"><text:bookmark-start text:name="89"/><text:bookmark-end text:name="89"/><text:span text:style-name="T253">The article is linked to the SR and is added as text in the<text:s/></text:span><text:bookmark-start text:name="90"/><text:bookmark-end text:name="90"/><text:span text:style-name="T254">Compose: Response</text:span><text:bookmark-start text:name="91"/><text:bookmark-end text:name="91"/><text:span text:style-name="T255"><text:s/>pane in the<text:s/></text:span><text:bookmark-start text:name="92"/><text:bookmark-end text:name="92"/><text:span text:style-name="T256">Messages</text:span><text:bookmark-start text:name="93"/><text:bookmark-end text:name="93"/><text:span text:style-name="T257"><text:s/>tab.</text:span></text:p>
        <text:p text:style-name="Textbody"><text:bookmark-start text:name="94"/><text:bookmark-end text:name="94"/><text:span text:style-name="T258">Note:</text:span><text:bookmark-start text:name="95"/><text:bookmark-end text:name="95"/><text:span text:style-name="T259"><text:s/>You can add mul</text:span><text:span text:style-name="T260">tiple articles as text to the<text:s/></text:span><text:bookmark-start text:name="96"/><text:bookmark-end text:name="96"/><text:span text:style-name="T261">Compose: Response</text:span><text:bookmark-start text:name="97"/><text:bookmark-end text:name="97"/><text:span text:style-name="T262"><text:s/>tab.</text:span><text:bookmark-start text:name="98"/><text:bookmark-end text:name="98"/><text:span text:style-name="T263"> </text:span></text:p>
        <text:p text:style-name="P264"><text:bookmark-start text:name="99"/><text:bookmark-end text:name="99"/><text:soft-page-break/><text:span text:style-name="T265">3.</text:span><text:bookmark-start text:name="100"/><text:bookmark-end text:name="100"/><text:span text:style-name="T266">     Select the appropriate<text:s/></text:span><text:bookmark-start text:name="101"/><text:bookmark-end text:name="101"/><text:span text:style-name="T267">Channel Type</text:span><text:bookmark-start text:name="102"/><text:bookmark-end text:name="102"/><text:span text:style-name="T268"><text:s/>and add a personalized message if necessary.</text:span></text:p>
        <text:p text:style-name="P269"><text:bookmark-start text:name="103"/><text:bookmark-end text:name="103"/><text:span text:style-name="T270">4.</text:span><text:bookmark-start text:name="104"/><text:bookmark-end text:name="104"/><text:span text:style-name="T271">     Click<text:s/></text:span><text:bookmark-start text:name="105"/><text:bookmark-end text:name="105"/><text:span text:style-name="T272">Send</text:span><text:bookmark-start text:name="106"/><text:bookmark-end text:name="106"/><text:span text:style-name="T273">.</text:span></text:p>
        <text:p text:style-name="P274"><text:bookmark-start text:name="107"/><text:bookmark-end text:name="107"/>The list of sent messages appear with the latest message on the top.</text:p>
        <text:p text:style-name="P275"><text:bookmark-start text:name="108"/><text:bookmark-end text:name="108"/><text:span text:style-name="T276">5.</text:span><text:bookmark-start text:name="109"/><text:bookmark-end text:name="109"/><text:span text:style-name="T277">     Click<text:s/></text:span><text:bookmark-start text:name="110"/><text:bookmark-end text:name="110"/><text:span text:style-name="T278">Save as Draft</text:span><text:bookmark-start text:name="111"/><text:bookmark-end text:name="111"/><text:span text:style-name="T279"><text:s/>to edit the message later and<text:s/></text:span><text:bookmark-start text:name="112"/><text:bookmark-end text:name="112"/><text:span text:style-name="T280">Cancel</text:span><text:bookmark-start text:name="113"/><text:bookmark-end text:name="113"/><text:span text:style-name="T281"><text:s/>to close the message without sending.</text:span></text:p>
        <text:p text:style-name="P282"><text:bookmark-start text:name="114"/><text:bookmark-end text:name="114"/> </text:p>
        <text:p text:style-name="P283"><text:bookmark-start text:name="115"/><text:bookmark-end text:name="115"/> </text:p>
        <text:p text:style-name="P28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Arial" style:font-charset="x-symbol" svg:font-family="Symbol,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Gothi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MS Gothi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MS Gothi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eshma Begum. Mohammed</dc:creator>
    <meta:creation-date>2009-04-16T11:32:00Z</meta:creation-date>
    <dc:date>2017-09-28T05:33:00Z</dc:date>
    <meta:template xlink:href="Normal.dotm" xlink:type="simple"/>
    <meta:editing-cycles>52</meta:editing-cycles>
    <meta:editing-duration>PT139260S</meta:editing-duration>
    <meta:user-defined meta:name="Info 1"/>
    <meta:user-defined meta:name="Info 2"/>
    <meta:user-defined meta:name="Info 3"/>
    <meta:user-defined meta:name="Info 4"/>
    <meta:document-statistic meta:page-count="6" meta:paragraph-count="16" meta:word-count="1210" meta:character-count="8094" meta:row-count="57" meta:non-whitespace-character-count="6900"/>
  </office:meta>
</office:document-meta>
</file>